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officeooo:rsid="001c6daf" officeooo:paragraph-rsid="00032d9b" style:font-size-asian="12.25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officeooo:rsid="0018daa7" officeooo:paragraph-rsid="00032d9b" style:font-size-asian="12.25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1a4e9f" officeooo:paragraph-rsid="00032d9b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officeooo:rsid="001ce5a5" officeooo:paragraph-rsid="00032d9b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end" style:justify-single-word="false"/>
      <style:text-properties fo:font-size="14pt" fo:font-style="italic" officeooo:rsid="0018daa7" officeooo:paragraph-rsid="00032d9b" style:font-size-asian="12.25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paragraph-rsid="00032d9b"/>
    </style:style>
    <style:style style:name="P7" style:family="paragraph" style:parent-style-name="Standard">
      <style:paragraph-properties fo:text-align="start" style:justify-single-word="false"/>
      <style:text-properties officeooo:paragraph-rsid="00032d9b"/>
    </style:style>
    <style:style style:name="T1" style:family="text">
      <style:text-properties officeooo:rsid="001b71e2"/>
    </style:style>
    <style:style style:name="T2" style:family="text">
      <style:text-properties officeooo:rsid="001c2c77"/>
    </style:style>
    <style:style style:name="T3" style:family="text">
      <style:text-properties fo:font-size="16pt" fo:font-weight="bold" officeooo:rsid="0018daa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9ecba" style:font-size-asian="16pt" style:font-weight-asian="bold" style:font-size-complex="16pt" style:font-weight-complex="bold"/>
    </style:style>
    <style:style style:name="T5" style:family="text">
      <style:text-properties fo:font-size="14pt" officeooo:rsid="001a4e9f" style:font-size-asian="12.25pt" style:font-size-complex="14pt"/>
    </style:style>
    <style:style style:name="T6" style:family="text">
      <style:text-properties fo:font-size="14pt" fo:font-style="normal" officeooo:rsid="0018daa7" style:font-size-asian="12.25pt" style:font-style-asian="normal" style:font-size-complex="14pt" style:font-style-complex="normal"/>
    </style:style>
    <style:style style:name="T7" style:family="text">
      <style:text-properties fo:font-size="14pt" fo:font-style="normal" officeooo:rsid="001a4e9f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032d9b" style:font-size-asian="12.25pt" style:font-style-asian="normal" style:font-size-complex="14pt" style:font-style-complex="normal"/>
    </style:style>
    <style:style style:name="T9" style:family="text">
      <style:text-properties officeooo:rsid="00032d9b"/>
    </style:style>
    <style:style style:name="T10" style:family="text">
      <style:text-properties officeooo:rsid="00036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Лабораторная работа </text:span><text:span text:style-name="T4">3</text:span></text:p>
      <text:p text:style-name="P5">Наумов Роман, 3 группа</text:p>
      <text:p text:style-name="P7"><text:span text:style-name="T6">Цель работы: </text:span><text:span text:style-name="T5">Изучить цветовые модели: RGB, CMYK, HSV, HLS, преобразования между ними</text:span><text:span text:style-name="T7">.</text:span></text:p>
      <text:p text:style-name="P2"/>
      <text:p text:style-name="P7"><text:span text:style-name="T6">Задачи работы: </text:span><text:span text:style-name="T5">Создать приложение/веб-приложение, позволяющее пользователю выбирать, а затем интерактивно менять цвет, показывая при этом его составляющие в трех моделях одновременно.</text:span><text:span text:style-name="T7"> Использованные средства разработки: Pycharm, tkinter, </text:span><text:span text:style-name="T8">colorsys, pyinstaller</text:span><text:span text:style-name="T7">.</text:span></text:p>
      <text:p text:style-name="P3"/>
      <text:p text:style-name="P3">Ход работы:</text:p>
      <text:p text:style-name="P3">1. Реализация в файле <text:span text:style-name="T1">main</text:span>.py <text:span text:style-name="T9">всех преобразований между цветовыми моделями</text:span>.</text:p>
      <text:p text:style-name="P3">2. Создание графического инте<text:span text:style-name="T9">рфейса с полозунками для преобразований и цветовой палитрой</text:span>.</text:p>
      <text:p text:style-name="P4">3. Тестирование.</text:p>
      <text:p text:style-name="P3"/>
      <text:p text:style-name="P3">В ходе работы я:</text:p>
      <text:p text:style-name="P3">1. Создал прило<text:span text:style-name="T9">жение преобразования между цветовыми моделями</text:span>.</text:p>
      <text:p text:style-name="P3">2. Закрепил полученные на лекции знания по сегментации и <text:span text:style-name="T9">цветовым моделям</text:span>.</text:p>
      <text:p text:style-name="P3">3. Получил дополнительный опыт работы с графическим интерфейсом python.</text:p>
      <text:p text:style-name="P4">4. Провёл тестирование.</text:p>
      <text:p text:style-name="P3"/>
      <text:p text:style-name="P1">Выводы:</text:p>
      <text:p text:style-name="P1"><text:span text:style-name="T10">Преобразование цветовых моделей является важной задачей в обработке изображений, ведь для решения различных задач требуется различные цветовые представления. Так, например, во многих алгоритмах машинного обучения выгоднее использовать пространство lab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8:02:47.380271408</meta:creation-date>
    <dc:date>2023-12-04T18:21:50.676813221</dc:date>
    <meta:editing-duration>PT8M46S</meta:editing-duration>
    <meta:editing-cycles>1</meta:editing-cycles>
    <meta:document-statistic meta:table-count="0" meta:image-count="0" meta:object-count="0" meta:page-count="1" meta:paragraph-count="15" meta:word-count="136" meta:character-count="1083" meta:non-whitespace-character-count="962"/>
    <meta:generator>LibreOffice/7.3.7.2$Linux_X86_64 LibreOffice_project/30$Build-2</meta:generator>
  </office:meta>
</office:document-meta>
</file>